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Linienende_20_1" draw:fill="none" draw:textarea-vertical-align="middle"/>
    </style:style>
    <style:style style:name="gr3" style:family="graphic" style:parent-style-name="objectwithoutfill">
      <style:graphic-properties draw:marker-start="Linienende_20_1" draw:marker-end="" draw:fill="none" draw:textarea-vertical-align="middle"/>
    </style:style>
    <style:style style:name="gr4" style:family="graphic" style:parent-style-name="objectwithoutfill">
      <style:graphic-properties draw:marker-start="" draw:marker-end="Linienende_20_1" draw:fill="none" draw:textarea-vertical-align="middle"/>
    </style:style>
    <style:style style:name="gr5" style:family="graphic" style:parent-style-name="objectwithoutfill">
      <style:graphic-properties draw:marker-start="Linienende_20_1" draw:fill="none" draw:textarea-vertical-align="middle"/>
    </style:style>
    <style:style style:name="gr6" style:family="graphic" style:parent-style-name="objectwithoutfill">
      <style:graphic-properties draw:marker-start="Arrow" draw:marker-end="" draw:marker-end-width="0.3cm" draw:fill="none" draw:textarea-vertical-align="middle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xml:id="id1" draw:id="id1" draw:layer="layout" svg:width="1.018cm" svg:height="0.986cm" svg:x="1cm" svg:y="2.807cm">
          <text:p text:style-name="P1">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" draw:id="id2" draw:layer="layout" svg:width="1.018cm" svg:height="0.986cm" svg:x="3.545cm" svg:y="1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1.018cm" svg:height="0.986cm" svg:x="3.545cm" svg:y="4.614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" draw:id="id4" draw:layer="layout" svg:width="1.017cm" svg:height="0.986cm" svg:x="6.938cm" svg:y="1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" draw:id="id5" draw:layer="layout" svg:width="1.017cm" svg:height="0.986cm" svg:x="6.938cm" svg:y="4.614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" draw:id="id6" draw:layer="layout" svg:width="1.018cm" svg:height="0.986cm" svg:x="9.482cm" svg:y="2.807cm">
          <text:p text:style-name="P1">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1.869cm" svg:y1="2.951cm" svg:x2="3.694cm" svg:y2="1.842cm" draw:start-shape="id1" draw:start-glue-point="11" draw:end-shape="id2" draw:end-glue-point="7" svg:d="m1869 2951 1825-1109">
          <text:p text:style-name="P1">20</text:p>
        </draw:connector>
        <draw:connector draw:style-name="gr2" draw:text-style-name="P1" draw:layer="layout" draw:type="line" svg:x1="1.869cm" svg:y1="3.649cm" svg:x2="3.694cm" svg:y2="4.758cm" draw:start-shape="id1" draw:start-glue-point="9" draw:end-shape="id3" draw:end-glue-point="5" svg:d="m1869 3649 1825 1109">
          <text:p text:style-name="P1">7</text:p>
        </draw:connector>
        <draw:connector draw:style-name="gr2" draw:text-style-name="P1" draw:layer="layout" draw:type="line" svg:x1="4.054cm" svg:y1="4.614cm" svg:x2="4.054cm" svg:y2="1.986cm" draw:start-shape="id3" draw:start-glue-point="4" draw:end-shape="id2" draw:end-glue-point="8" svg:d="m4054 4614v-2628">
          <text:p text:style-name="P1">6</text:p>
        </draw:connector>
        <draw:connector draw:style-name="gr3" draw:text-style-name="P1" draw:layer="layout" draw:type="line" svg:x1="7.447cm" svg:y1="1.986cm" svg:x2="7.447cm" svg:y2="4.614cm" draw:start-shape="id4" draw:start-glue-point="8" draw:end-shape="id5" draw:end-glue-point="4" svg:d="m7447 1986v2628">
          <text:p text:style-name="P1">2</text:p>
        </draw:connector>
        <draw:connector draw:style-name="gr2" draw:text-style-name="P1" draw:layer="layout" draw:type="line" svg:x1="7.806cm" svg:y1="1.842cm" svg:x2="9.631cm" svg:y2="2.951cm" draw:start-shape="id4" draw:start-glue-point="9" draw:end-shape="id6" draw:end-glue-point="5" svg:d="m7806 1842 1825 1109">
          <text:p text:style-name="P1">12</text:p>
        </draw:connector>
        <draw:connector draw:style-name="gr3" draw:text-style-name="P1" draw:layer="layout" draw:type="line" svg:x1="9.631cm" svg:y1="3.649cm" svg:x2="7.806cm" svg:y2="4.758cm" draw:start-shape="id6" draw:start-glue-point="7" draw:end-shape="id5" draw:end-glue-point="11" svg:d="m9631 3649-1825 1109">
          <text:p text:style-name="P1">8</text:p>
        </draw:connector>
        <draw:connector draw:style-name="gr4" draw:text-style-name="P1" draw:layer="layout" draw:type="line" svg:x1="4.563cm" svg:y1="5.107cm" svg:x2="6.938cm" svg:y2="5.107cm" draw:start-shape="id3" draw:start-glue-point="10" draw:end-shape="id5" draw:end-glue-point="6" svg:d="m4563 5107h2375">
          <text:p text:style-name="P1">5</text:p>
        </draw:connector>
        <draw:connector draw:style-name="gr2" draw:text-style-name="P1" draw:layer="layout" draw:type="line" svg:x1="4.563cm" svg:y1="1.493cm" svg:x2="6.938cm" svg:y2="1.493cm" draw:start-shape="id2" draw:start-glue-point="10" draw:end-shape="id4" draw:end-glue-point="6" svg:d="m4563 1493h2375">
          <text:p text:style-name="P1">13</text:p>
        </draw:connector>
        <draw:connector draw:style-name="gr5" draw:text-style-name="P1" draw:layer="layout" draw:type="line" svg:x1="4.414cm" svg:y1="4.758cm" svg:x2="7.087cm" svg:y2="1.842cm" draw:start-shape="id3" draw:start-glue-point="11" draw:end-shape="id4" draw:end-glue-point="7" svg:d="m4414 4758 2673-2916">
          <text:p text:style-name="P1">3</text:p>
        </draw:connector>
        <draw:custom-shape draw:style-name="gr1" draw:text-style-name="P1" xml:id="id7" draw:id="id7" draw:layer="layout" svg:width="1.018cm" svg:height="0.986cm" svg:x="5.282cm" svg:y="8.914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1" draw:layer="layout" draw:type="line" svg:x1="5.431cm" svg:y1="9.058cm" svg:x2="4.104cm" svg:y2="7.893cm" draw:start-shape="id7" draw:start-glue-point="5" svg:d="m5431 9058-1327-1165">
          <text:p text:style-name="P1">u1</text:p>
        </draw:connector>
        <draw:connector draw:style-name="gr6" draw:text-style-name="P1" draw:layer="layout" draw:type="line" svg:x1="5.282cm" svg:y1="9.407cm" svg:x2="3.476cm" svg:y2="9.418cm" draw:start-shape="id7" draw:start-glue-point="6" svg:d="m5282 9407-1806 11">
          <text:p text:style-name="P1">u2</text:p>
        </draw:connector>
        <draw:connector draw:style-name="gr6" draw:text-style-name="P1" draw:layer="layout" draw:type="line" svg:x1="5.431cm" svg:y1="9.756cm" svg:x2="4.171cm" svg:y2="10.897cm" draw:start-shape="id7" draw:start-glue-point="7" svg:d="m5431 9756-1260 1141">
          <text:p text:style-name="P1">u3</text:p>
        </draw:connector>
        <draw:connector draw:style-name="gr7" draw:text-style-name="P1" draw:layer="layout" draw:type="line" svg:x1="6.151cm" svg:y1="9.756cm" svg:x2="7.4cm" svg:y2="10.92cm" draw:start-shape="id7" draw:start-glue-point="9" svg:d="m6151 9756 1249 1164">
          <text:p text:style-name="P1">u3'</text:p>
        </draw:connector>
        <draw:connector draw:style-name="gr7" draw:text-style-name="P1" draw:layer="layout" draw:type="line" svg:x1="6.3cm" svg:y1="9.407cm" svg:x2="7.915cm" svg:y2="9.418cm" draw:start-shape="id7" draw:start-glue-point="10" svg:d="m6300 9407 1615 11">
          <text:p text:style-name="P1">u2'</text:p>
        </draw:connector>
        <draw:connector draw:style-name="gr7" draw:text-style-name="P1" draw:layer="layout" draw:type="line" svg:x1="6.151cm" svg:y1="9.058cm" svg:x2="7.512cm" svg:y2="7.893cm" draw:start-shape="id7" draw:start-glue-point="11" svg:d="m6151 9058 1361-1165">
          <text:p text:style-name="P1">u1'</text:p>
        </draw:connector>
        <draw:custom-shape draw:style-name="gr1" draw:text-style-name="P1" xml:id="id8" draw:id="id8" draw:layer="layout" svg:width="1.018cm" svg:height="0.986cm" svg:x="1cm" svg:y="14.707cm">
          <text:p text:style-name="P1">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9" draw:id="id9" draw:layer="layout" svg:width="1.018cm" svg:height="0.986cm" svg:x="3.545cm" svg:y="12.9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0" draw:id="id10" draw:layer="layout" svg:width="1.018cm" svg:height="0.986cm" svg:x="3.545cm" svg:y="16.514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1" draw:id="id11" draw:layer="layout" svg:width="1.017cm" svg:height="0.986cm" svg:x="6.938cm" svg:y="12.9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2" draw:id="id12" draw:layer="layout" svg:width="1.017cm" svg:height="0.986cm" svg:x="6.938cm" svg:y="16.514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3" draw:id="id13" draw:layer="layout" svg:width="1.018cm" svg:height="0.986cm" svg:x="9.482cm" svg:y="14.707cm">
          <text:p text:style-name="P1">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1.869cm" svg:y1="14.851cm" svg:x2="3.694cm" svg:y2="13.742cm" draw:start-shape="id8" draw:start-glue-point="11" draw:end-shape="id9" draw:end-glue-point="7" svg:d="m1869 14851 1825-1109">
          <text:p text:style-name="P1">8/20</text:p>
        </draw:connector>
        <draw:connector draw:style-name="gr2" draw:text-style-name="P1" draw:layer="layout" draw:type="line" svg:x1="1.869cm" svg:y1="15.549cm" svg:x2="3.694cm" svg:y2="16.658cm" draw:start-shape="id8" draw:start-glue-point="9" draw:end-shape="id10" draw:end-glue-point="5" svg:d="m1869 15549 1825 1109">
          <text:p text:style-name="P1">2/10</text:p>
        </draw:connector>
        <draw:connector draw:style-name="gr2" draw:text-style-name="P1" draw:layer="layout" draw:type="line" svg:x1="4.054cm" svg:y1="16.514cm" svg:x2="4.054cm" svg:y2="13.886cm" draw:start-shape="id10" draw:start-glue-point="4" draw:end-shape="id9" draw:end-glue-point="8" svg:d="m4054 16514v-2628">
          <text:p text:style-name="P1">0/5</text:p>
        </draw:connector>
        <draw:connector draw:style-name="gr3" draw:text-style-name="P1" draw:layer="layout" draw:type="line" svg:x1="7.447cm" svg:y1="13.886cm" svg:x2="7.447cm" svg:y2="16.514cm" draw:start-shape="id11" draw:start-glue-point="8" draw:end-shape="id12" draw:end-glue-point="4" svg:d="m7447 13886v2628">
          <text:p text:style-name="P1">2/4</text:p>
        </draw:connector>
        <draw:connector draw:style-name="gr2" draw:text-style-name="P1" draw:layer="layout" draw:type="line" svg:x1="7.806cm" svg:y1="13.742cm" svg:x2="9.631cm" svg:y2="14.851cm" draw:start-shape="id11" draw:start-glue-point="9" draw:end-shape="id13" draw:end-glue-point="5" svg:d="m7806 13742 1825 1109">
          <text:p text:style-name="P1">7/11</text:p>
        </draw:connector>
        <draw:connector draw:style-name="gr3" draw:text-style-name="P1" draw:layer="layout" draw:type="line" svg:x1="9.631cm" svg:y1="15.549cm" svg:x2="7.806cm" svg:y2="16.658cm" draw:start-shape="id13" draw:start-glue-point="7" draw:end-shape="id12" draw:end-glue-point="11" svg:d="m9631 15549-1825 1109">
          <text:p text:style-name="P1">3/3</text:p>
        </draw:connector>
        <draw:connector draw:style-name="gr4" draw:text-style-name="P1" draw:layer="layout" draw:type="line" svg:x1="4.563cm" svg:y1="17.007cm" svg:x2="6.938cm" svg:y2="17.007cm" draw:start-shape="id10" draw:start-glue-point="10" draw:end-shape="id12" draw:end-glue-point="6" svg:d="m4563 17007h2375">
          <text:p text:style-name="P1">5/9</text:p>
        </draw:connector>
        <draw:connector draw:style-name="gr2" draw:text-style-name="P1" draw:layer="layout" draw:type="line" svg:x1="4.563cm" svg:y1="13.393cm" svg:x2="6.938cm" svg:y2="13.393cm" draw:start-shape="id9" draw:start-glue-point="10" draw:end-shape="id11" draw:end-glue-point="6" svg:d="m4563 13393h2375">
          <text:p text:style-name="P1">8/8</text:p>
        </draw:connector>
        <draw:connector draw:style-name="gr5" draw:text-style-name="P1" draw:layer="layout" draw:type="line" svg:x1="4.414cm" svg:y1="16.658cm" svg:x2="7.087cm" svg:y2="13.742cm" draw:start-shape="id10" draw:start-glue-point="11" draw:end-shape="id11" draw:end-glue-point="7" svg:d="m4414 16658 2673-2916">
          <text:p text:style-name="P1">3/6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draw:marker draw:name="Linienende_20_1" draw:display-name="Linienende 1" svg:viewBox="0 0 1131 1580" svg:d="m1013 1491 118 89-567-1580-564 1580 114-85 136-68 148-46 161-17 161 13 153 46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1-21T13:21:52.40</meta:creation-date>
    <dc:date>2013-01-23T13:31:34.75</dc:date>
    <meta:editing-duration>PT1H32M44S</meta:editing-duration>
    <meta:editing-cycles>2</meta:editing-cycles>
    <meta:generator>OpenOffice.org/3.4.1$Win32 OpenOffice.org_project/341m1$Build-9593</meta:generator>
    <meta:document-statistic meta:object-count="37"/>
  </office:meta>
</office:document-meta>
</file>